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pitch="variable"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break-before="page"/>
    </style:style>
    <style:style style:name="P4" style:family="paragraph" style:parent-style-name="Standard" style:list-style-name="L1"/>
    <style:style style:name="P5" style:family="paragraph" style:parent-style-name="Standard" style:list-style-name="L2">
      <style:text-properties fo:font-weight="bold" style:font-weight-asian="bold" style:font-weight-complex="bold"/>
    </style:style>
    <style:style style:name="P6" style:family="paragraph" style:parent-style-name="Standard" style:list-style-name="L8">
      <style:text-properties fo:font-weight="bold" style:font-weight-asian="bold" style:font-weight-complex="bold"/>
    </style:style>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9"/>
    <style:style style:name="P13" style:family="paragraph" style:parent-style-name="Standard" style:list-style-name="L10"/>
    <style:style style:name="P14" style:family="paragraph" style:parent-style-name="Standard" style:list-style-name="L11"/>
    <style:style style:name="P15" style:family="paragraph" style:parent-style-name="Standard" style:list-style-name="L12"/>
    <style:style style:name="P16" style:family="paragraph" style:parent-style-name="Standard" style:list-style-name="L13"/>
    <style:style style:name="P17" style:family="paragraph" style:parent-style-name="Standard" style:list-style-name="L14"/>
    <style:style style:name="P18" style:family="paragraph" style:parent-style-name="Standard" style:list-style-name="L15"/>
    <style:style style:name="P19" style:family="paragraph" style:parent-style-name="Standard" style:list-style-name="L16"/>
    <style:style style:name="P20" style:family="paragraph" style:parent-style-name="Standard" style:list-style-name="L17"/>
    <style:style style:name="P21" style:family="paragraph" style:parent-style-name="Standard" style:list-style-name="L18">
      <style:text-properties fo:font-weight="normal" style:font-weight-asian="normal" style:font-weight-complex="normal"/>
    </style:style>
    <style:style style:name="P22" style:family="paragraph" style:parent-style-name="Standard" style:list-style-name="L19">
      <style:text-properties fo:font-weight="normal" style:font-weight-asian="normal" style:font-weight-complex="normal"/>
    </style:style>
    <style:style style:name="P23" style:family="paragraph" style:parent-style-name="Standard" style:list-style-name="L11">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83in" text:min-label-width="0.25in"/>
        <style:text-properties style:font-name="StarSymbol"/>
      </text:list-level-style-bullet>
      <text:list-level-style-bullet text:level="3" text:style-name="Bullet_20_Symbols" style:num-suffix="." text:bullet-char="•">
        <style:list-level-properties text:space-before="0.4165in" text:min-label-width="0.25in"/>
        <style:text-properties style:font-name="StarSymbol"/>
      </text:list-level-style-bullet>
      <text:list-level-style-bullet text:level="4" text:style-name="Bullet_20_Symbols" style:num-suffix="." text:bullet-char="•">
        <style:list-level-properties text:space-before="0.6252in" text:min-label-width="0.25in"/>
        <style:text-properties style:font-name="StarSymbol"/>
      </text:list-level-style-bullet>
      <text:list-level-style-bullet text:level="5" text:style-name="Bullet_20_Symbols" style:num-suffix="." text:bullet-char="•">
        <style:list-level-properties text:space-before="0.8335in" text:min-label-width="0.25in"/>
        <style:text-properties style:font-name="StarSymbol"/>
      </text:list-level-style-bullet>
      <text:list-level-style-bullet text:level="6" text:style-name="Bullet_20_Symbols" style:num-suffix="." text:bullet-char="•">
        <style:list-level-properties text:space-before="1.0417in" text:min-label-width="0.25in"/>
        <style:text-properties style:font-name="StarSymbol"/>
      </text:list-level-style-bullet>
      <text:list-level-style-bullet text:level="7" text:style-name="Bullet_20_Symbols" style:num-suffix="." text:bullet-char="•">
        <style:list-level-properties text:space-before="1.25in" text:min-label-width="0.25in"/>
        <style:text-properties style:font-name="StarSymbol"/>
      </text:list-level-style-bullet>
      <text:list-level-style-bullet text:level="8" text:style-name="Bullet_20_Symbols" style:num-suffix="." text:bullet-char="•">
        <style:list-level-properties text:space-before="1.4583in" text:min-label-width="0.25in"/>
        <style:text-properties style:font-name="StarSymbol"/>
      </text:list-level-style-bullet>
      <text:list-level-style-bullet text:level="9" text:style-name="Bullet_20_Symbols" style:num-suffix="." text:bullet-char="•">
        <style:list-level-properties text:space-before="1.6665in" text:min-label-width="0.25in"/>
        <style:text-properties style:font-name="StarSymbol"/>
      </text:list-level-style-bullet>
      <text:list-level-style-bullet text:level="10" text:style-name="Bullet_20_Symbols" style:num-suffix="." text:bullet-char="•">
        <style:list-level-properties text:space-before="1.8752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views </text:p>
      <text:p text:style-name="Standard"/>
      <text:p text:style-name="Standard"/>
      <text:p text:style-name="Standard"><text:s text:c="2"/>1. <text:span text:style-name="T1">With MPL Bhengu IFP, member of the provincial legislature in KZN ( Wednesday, 03/04/2009) <text:s/></text:span></text:p>
      <text:p text:style-name="Standard"/>
      <text:p text:style-name="Standard"/>
      <text:p text:style-name="Standard"/>
      <text:list text:style-name="L1">
        <text:list-item>
          <text:p text:style-name="P4">We went to Matatiele 3 times for visit <text:s/>or public hearings; almost 90% of the residents want to be part of KZN</text:p>
          <text:p text:style-name="P4"/>
        </text:list-item>
        <text:list-item>
          <text:p text:style-name="P4">Reasons why they want KZN ? </text:p>
          <text:p text:style-name="P4">-Distance factor ( convenience with regard to their jobs and shoppings... they are closer to Durban and other KZN <text:s/>towns than they are to EC cities or towns</text:p>
          <text:p text:style-name="P4">-Corruption and fraud is pervasive in EC, what has bad consequences on service delivery. When the <text:s/>locality was administered by KZN, it enjoyed good service delivery. But now the services have remained unmaintained for 3 years. Services <text:s/>have worsened as a result. </text:p>
          <text:p text:style-name="P4">-Service delivery </text:p>
          <text:p text:style-name="P4">-They must be heard... why are they being forced to move to another province. ( local democracy...) </text:p>
          <text:p text:style-name="P4"/>
        </text:list-item>
        <text:list-item>
          <text:p text:style-name="P4">ANC politicians don't want residents to be in a dominantly Zulu province even if the fact of the matter is that the province is just better administered. They are telling residents that they belong to the Khosa province. But residents don't see things in that ethnic lenses. They prefer where services will be better rendered. ANC MPLs received directives from Luthuli house that they have to turn down the wishes of the people</text:p>
          <text:p text:style-name="P4"/>
        </text:list-item>
        <text:list-item>
          <text:p text:style-name="P4">Before 1994, Mzikulu was part of the Transkei, Matatiele was in the Cape Province, and Maluti was in the Eastern Cape while getting its impulsion from Matatiele...</text:p>
          <text:p text:style-name="P4"><text:s/></text:p>
        </text:list-item>
        <text:list-item>
          <text:p text:style-name="P4">At the late public hearings, there was an incident that risked to turn violent. ANC politicians bused people from outside the area of Matatiele to come and show support for inclusion in the Eastern Cape. When we got there for the public hearing, people of Matatiele were prevented to enter. Residents were very angry. We decided to cancel the <text:s/>hearing and organised another public hearing in a public place where we could have everyone.</text:p>
          <text:p text:style-name="P4"/>
        </text:list-item>
        <text:list-item>
          <text:p text:style-name="P4">Public participation has just become a fallacy, a sham. Decisions had already <text:s/>been taken. It becomes mere formality... </text:p>
        </text:list-item>
        <text:list-item>
          <text:p text:style-name="P4">Reasons why ANC government maintain that residents must be in EC: </text:p>
          <text:p text:style-name="P4">-racism... ethnicism ( the Khosa versus Zulu issue... The Khosa belongs to the EC... The previous inclusion of Umzikulu in KZN was politically motivated. It meant to increase ANC numbers in KZN). That is what has called for a kind of compensation to EC. </text:p>
        </text:list-item>
        <text:list-item>
          <text:p text:style-name="P4">There is also another locality asking for being demarcated in Northern Cape. The area is currently in Northern Cape. </text:p>
        </text:list-item>
        <text:list-item>
          <text:p text:style-name="P4">What is next with regard to the dispute ? </text:p>
          <text:p text:style-name="P4"><text:s/>They intend to introduce a new bill in the national parliament and restart anew the process... </text:p>
        </text:list-item>
        <text:list-item>
          <text:p text:style-name="P4">Isn'it costly? </text:p>
          <text:p text:style-name="P4">ANC politicians don't care about the cost. “They are spending money without care...” “ It is like giving a bank card to someone who has never worked. <text:s/>He will spend everything <text:s/>the same day...” To have a precise idea about the cost, this contact can be approached: Peter Smith (IFP) : 0313651300 -NCOP </text:p>
        </text:list-item>
        <text:list-item>
          <text:p text:style-name="P4">Why did the KZN legislature not consult with the people during the first process of inclusion of <text:soft-page-break/>Matatiele in EC ? </text:p>
          <text:p text:style-name="P4">R/ <text:s/>They avoided the public hearing because they knew that the people would be against the decision. They opted for a shortcut. “ The ANC knew what the views of the people were, and deliberately avoided organising a public hearing” ... <text:s/></text:p>
        </text:list-item>
      </text:list>
      <text:p text:style-name="Standard"/>
      <text:p text:style-name="Standard"><text:s text:c="6"/>“ this is a well documented issue” </text:p>
      <text:p text:style-name="Standard"/>
      <text:p text:style-name="Standard">Contacts for further infos: </text:p>
      <text:p text:style-name="Standard"/>
      <text:p text:style-name="Standard">Notula Zuma ( Pietermaritzburg) 0333557618 ( Carol) Secretary of the portfolio committee on local government </text:p>
      <text:list text:style-name="L1">
        <text:list-header>
          <text:p text:style-name="P4"><text:s/></text:p>
        </text:list-header>
      </text:list>
      <text:list text:style-name="L2">
        <text:list-item>
          <text:p text:style-name="P5">With MPL Malusi UCDP North West... in Wedela <text:s/>On Merafong Municipality ( Wednesday, 03/04/2009 <text:s/></text:p>
        </text:list-item>
      </text:list>
      <text:p text:style-name="Standard"/>
      <text:list text:style-name="L3">
        <text:list-item>
          <text:p text:style-name="P7">Everyone is leaving NW. Mabupane, Garaguwa <text:s/>were exclude and demarcated in GP. Now it is Merafong. Taung ( between Northern Cape and North West) is also demanded to be excluded from NW. Tomorrow it will be Potchestroom residents who will say : “ we wan to go to GP” What will happen to the North West as a province?</text:p>
        </text:list-item>
      </text:list>
      <text:p text:style-name="Standard"/>
      <text:list text:style-name="L4">
        <text:list-item>
          <text:p text:style-name="P8">Why are you and your party against inclusion in GP?</text:p>
          <text:p text:style-name="P8">- “ we have not been sufficiently consulted ? <text:s/>There was intimidation in the public hearing. Residents of other places such as Wedela could not feel free to voice <text:s/>opposing views. People fear for their lives and their property as Khutsong residents have been very violent in the past.. We think <text:s/>that they should have organised separate hearings in places such as Wedela and others...” </text:p>
          <text:p text:style-name="P8">- we have never been part of the Gauteng Province...</text:p>
        </text:list-item>
        <text:list-item>
          <text:p text:style-name="P8">What are the reasons being cited by residents who oppose going to GP? </text:p>
          <text:p text:style-name="P8">- what will <text:s text:c="2"/>happen to their pension ? </text:p>
          <text:p text:style-name="P8">-board of transport associations claim that plate numbers are <text:s/>more expensive in GP</text:p>
        </text:list-item>
        <text:list-item>
          <text:p text:style-name="P8">Those who think that services will be better in GP are mistaken. There are <text:s/>a lot of misconceptions... Mogale Jomo took advantage of his status as a teacher to incite youngsters to protest and create chaos in Khutsong. It was just a few people manipulating the rest. But they will regret as things will not immediately change with their area being administered by GP </text:p>
        </text:list-item>
      </text:list>
      <text:list text:style-name="L5">
        <text:list-item>
          <text:p text:style-name="P9">Why is everyone fleeing from NW ?</text:p>
          <text:p text:style-name="P9">- poor service delivery <text:s/>due to <text:s text:c="2"/>incompetence of officials ( the NEC has just sent a committee to help provincial leaders run the province....)</text:p>
        </text:list-item>
      </text:list>
      <text:p text:style-name="Standard"><text:s text:c="6"/>-corruption by municipalities managers</text:p>
      <text:p text:style-name="Standard"><text:s text:c="6"/>-brotherhood, comradery.... within the ANC... they employ people not because of their skills but because of they are comrades... </text:p>
      <text:p text:style-name="Standard"><text:s text:c="7"/></text:p>
      <text:list text:style-name="L6">
        <text:list-item>
          <text:p text:style-name="P10">In NW, ANC MPLs that did not at first support the exclusion of Merafong have been kicked out... they do not find their names in the list. It <text:s/>was a national decision...</text:p>
        </text:list-item>
      </text:list>
      <text:p text:style-name="Standard"/>
      <text:list text:style-name="L7">
        <text:list-item>
          <text:p text:style-name="P11">“ We want the people to be consulted ” </text:p>
        </text:list-item>
        <text:list-item>
          <text:p text:style-name="P11">Residents here <text:s/>may be led <text:s/>to protest agains the decision but they will do so in an orderly manner</text:p>
        </text:list-item>
        <text:list-item>
          <text:p text:style-name="P11">Myself, I may be led <text:s/>to move from this place. I will still be in the NW list. I will be allocated a different constituency in the NW</text:p>
        </text:list-item>
        <text:list-item>
          <text:p text:style-name="P11">This is just vendetta. The Zuma camp now overturning every decision that was taken by the Mbeki camp. This Anc infighting is costing us a lot...” </text:p>
        </text:list-item>
        <text:list-item>
          <text:p text:style-name="P11">This is a negative precedent. The more you riot, the more you are listened to. People in Taung <text:soft-page-break/>are also demanding inclusion in Northern Province. They are doing so in an orderly manner. But government is slow in responding to them. </text:p>
        </text:list-item>
        <text:list-item>
          <text:p text:style-name="P11">“the majority kills democracy”... opposition parties are not listened to, and other people's concerns are not taken seriously. </text:p>
        </text:list-item>
      </text:list>
      <text:p text:style-name="Standard"/>
      <text:list text:style-name="L8">
        <text:list-item>
          <text:p text:style-name="P6">Interview with Mr Mbuso, MPL KZN ( Chair of local government and traditional affairs portfolio committee) <text:s/>06/04/2009</text:p>
        </text:list-item>
      </text:list>
      <text:p text:style-name="P1"/>
      <text:list text:style-name="L9">
        <text:list-item>
          <text:p text:style-name="P12">What is the state of the conflict today?</text:p>
          <text:p text:style-name="P12">- Residents took the matter to the high court... I was called to submit papers...</text:p>
          <text:p text:style-name="P12">- Residents complained about defects relating to the way public hearings were conducted</text:p>
          <text:p text:style-name="P12">-As far as we are concerned we think that we conducted public hearings properly and took the best decision </text:p>
          <text:p text:style-name="P12">-I also heard that residents had intentions to take the matter to the constitution court, but then they decided to engage the ANC leadership... 2 to 3 meetings between residents and provincial and national structures of the ANC, including the minister of local and provincial legislature have taken place....</text:p>
          <text:p text:style-name="P12">-The minister was of the view that there is <text:s/>not a overwhelming majority on this matter. There seems to be an equal or almost so support for or against KZN... It might be necessary to hold a referendum in the area. </text:p>
        </text:list-item>
        <text:list-item>
          <text:p text:style-name="P12">What is the extent of support for KZN? </text:p>
          <text:p text:style-name="P12">From what I have been able to pick up from public hearings, the support for KZN is overwhelming, though it is difficult to give precise indications as this would have required a referendum or survey. But we were not interested in numbers, but in reasons why people support one option rather than the other. </text:p>
          <text:p text:style-name="P12"/>
        </text:list-item>
        <text:list-item>
          <text:p text:style-name="P12">What are the factors that have led you to approve their demarcation in EC</text:p>
          <text:p text:style-name="P12">- <text:s text:c="2"/>Maluti has always been in EC. And when aggregating Maluti and Matatiele, it was clear that more than 70% ( coming from Maluti) had already been in EC. The reasonable decision for us was to demarcate the unified unit in EC </text:p>
          <text:p text:style-name="P12">-Though there are some social and cultural factors as well : some people in this area feel that their cultural <text:s/>home is with EC, but not with KZN ( their rituals, cultural <text:s text:c="2"/>practices are associated with other areas in EC.... They would find themselves alienated ( uprooted) <text:s/>in KZN. But we did not take seriously these socio-cultural factors </text:p>
          <text:p text:style-name="P12">-If <text:s/>the problem was service delivery, the solution could not just be to send them in KZN, but to see how to address issues of service delivery... We are not going to demarcate them in KZN <text:s text:c="2"/>to save them from <text:s/>hunger in EC</text:p>
          <text:p text:style-name="P12">-in the past, Umzikulu had already been excluded from EC, it was out of the question <text:s/>to continue to reduce municipalities falling under EC</text:p>
          <text:p text:style-name="P12">- Some people argued that resistence against KZN was mainly driven by the interests of business people. It did not matter a lot for the ordinary man or woman. </text:p>
        </text:list-item>
      </text:list>
      <text:p text:style-name="Standard"/>
      <text:list text:style-name="L10">
        <text:list-item>
          <text:p text:style-name="P13">But what were the reasons cited by the ordinary man or woman?</text:p>
          <text:p text:style-name="P13">- service delivery </text:p>
          <text:p text:style-name="P13">-To obtain ids would be more difficult... documents are submitted and lost in EC, then one is called to resubmit again...long delays</text:p>
          <text:p text:style-name="P13">-The KZN government is just more responsive...</text:p>
          <text:p text:style-name="P13">-Fraud and corruption in EC </text:p>
        </text:list-item>
      </text:list>
      <text:p text:style-name="Standard"/>
      <text:list text:style-name="L11">
        <text:list-item>
          <text:p text:style-name="P14">Why the first demarcation decision was taken without the residents being consulted ?</text:p>
          <text:p text:style-name="P14">-negligence of legal advisors </text:p>
          <text:p text:style-name="P14">-inaccurate consideration of the matter</text:p>
          <text:p text:style-name="P14"><text:soft-page-break/>-the whippery was not sure what committee would be responsible for that... </text:p>
        </text:list-item>
        <text:list-item>
          <text:p text:style-name="P14">Was there an agreement within the ANC group in the KZN parliament on how to go about this case? </text:p>
          <text:p text:style-name="P14">-there was agreement in <text:s/>our study group</text:p>
          <text:p text:style-name="P14">As this was a matter of national interest and other areas were having the same problems, there would be an input from the ANC NEC on how to deal with the situation. </text:p>
        </text:list-item>
        <text:list-item>
          <text:p text:style-name="P14">Does it mean you received “directives” from Luthuli house ? </text:p>
          <text:p text:style-name="P14">- I will not call it “directives”... We had to apply our mind <text:s/>to it. It <text:s/>is normal that the ANC leadership provide us with their input.. and that we take that input into consideration. </text:p>
        </text:list-item>
        <text:list-item>
          <text:p text:style-name="P14">That is mean that this decision is to be attributed mainly to the previous ANC leadership <text:s/>that has changed since <text:s/>Polokwane ( Dec 2007) </text:p>
          <text:p text:style-name="P14">Of course, there is now a change of attitude... Given the sustained resistance against government policy, the new leadership has found necessary to relook into the matter... But I would not <text:s/>say that previous decisions were pushed by Thabo Mbeki or Mufumadi. These policies were discussed in NEC meetings and government has to <text:s text:c="2"/>implement the consensus that was reached at that level... I myself remember taking part in a ANC meeting that discussed how to go about phasing out cross boundary municipalities... So it was not just a decision of few individuals. </text:p>
        </text:list-item>
        <text:list-item>
          <text:p text:style-name="P14">When was this issue discussed in the NEC <text:s/>? It would be interesting to know about it ? </text:p>
          <text:p text:style-name="P14">“ when there is a problem in a sector, the ANC would firstly expect the deployee in the relevant department to come with clear recommendations to the ANC... and the ANC would approve and the matter will be implemented. One would not expect such decisions to have been taken in conferences. Conferences just adopt guiding principles. </text:p>
        </text:list-item>
        <text:list-item>
          <text:p text:style-name="P14">Opposition <text:s/>parties are saying that public participation has become a mere formality. It is said to be a “fallacy”. </text:p>
          <text:p text:style-name="P14">I don't think so. Obviously when you go to the meeting, <text:s/>one has conclusions on what the decision should be... you have to hold a particular view... public hearing will either reinforce or lead you <text:s/>to reconsider the decision...” <text:s/></text:p>
          <text:p text:style-name="P14">“ there are a number of instances where we had to reconsider our view based on the inputs received at public hearings or during the discussion in the committee or in the house. It is only that the issue of Matatiele was too sentivive and opposition political <text:s text:c="2"/>parties were ready to hold opportunistic views...” </text:p>
        </text:list-item>
        <text:list-item>
          <text:p text:style-name="P14">Can you provide with few examples of cases where you had to change your view based on the public participation or inputs from the committee or the house ? </text:p>
          <text:p text:style-name="P14">-Amendment to the national house of traditional leaders ( on whether the chaiperson and deputy chairperson of this house must <text:s/>be full time employee...</text:p>
          <text:p text:style-name="P14">I need more examples... Do you make concessions only when the issue is of lesser importance? </text:p>
          <text:p text:style-name="P14">Laughs... </text:p>
        </text:list-item>
        <text:list-item>
          <text:p text:style-name="P14">What are the electoral prospects in Matatiele? </text:p>
          <text:p text:style-name="P14">The area has always voted in majority for the ANC. We <text:s/>know that this issue may eat into ANC support in the area. </text:p>
        </text:list-item>
        <text:list-item>
          <text:p text:style-name="P14">Some people have argued that the inclusion of Umzilulu in KZN was driven by the need for the ANC to consolidate its numbers in KZN. And now you have to balance numbers by getting Matatiele in EC. Is that reading fair? </text:p>
          <text:p text:style-name="P14"/>
          <text:p text:style-name="P14">Umzikulu was included in KZN in 2004. But even before that, it was clear that the ANC was gaining support in KZN. The inclusion of Umzikulu is KZN was a geographical necessity. In EC, it was just like an island. </text:p>
          <text:p text:style-name="P14"/>
          <text:p text:style-name="P14">The current redemarcation of Matatiele in EC is not a problem that has <text:s/>started now. As far back as in 1994, I remember that Matatiele and Kostad were disputed areas. “ there has always been a debate on where Matatiele and Kokstad fall in EC ou KZN”. I remember that in 1994, few Matatiele residents failed to attend an Anc meeting in Kokstad, because we were perceived as <text:soft-page-break/>people who have come to convince them to stay in KZN” </text:p>
        </text:list-item>
        <text:list-item>
          <text:p text:style-name="P14">What about accusation that you committee wanted to manipulate the public hearing in Matatiele...? </text:p>
          <text:p text:style-name="P14">I have heard such accusations. We had some problems. We did not want to hold <text:s/>joint public hearings... But on the day, there was concurrence of meetings that were booked in the same venue. The EC was holding a public hearing with many people that supported the inclusion in EC and when we came. We noticed that there was already a meeting going on... and many people who were against inclusion in EC were still outside the hall. We had to wait for the EC public hearing to be finished... and then start ours. But when we noticed that there were still many people that did not enter the hall, we resolved to hold a second public hearing in an open space... That time we had everyone. And people had sufficient opportunity to express their view. </text:p>
        </text:list-item>
        <text:list-item>
          <text:p text:style-name="P14">There was still some intolerance when a participant expressed an opposing view. Those who supported Ec were booed. We had to interupt and explain to people that everyone must be given the opportunity to voice his opinion...</text:p>
        </text:list-item>
        <text:list-item>
          <text:p text:style-name="P14">Why has Matatiele been less disruptive in comparison to Khutsong ? </text:p>
          <text:p text:style-name="P14">- less capacity in terms of readiness to riot and defy the police</text:p>
          <text:p text:style-name="P14">-well managed by the drivers of the whole Matatiele Maluti mass action.... Those behind this movement ( the businessmen ) have no interest to see property destroyed, vandalised because this wil be their own property... Khutsong people made it very clear from the start : “this will be war till <text:s/>the last person...” </text:p>
        </text:list-item>
        <text:list-item>
          <text:p text:style-name="P14">Why couldn't you have a joint public hearing ? </text:p>
          <text:p text:style-name="P14">-We did not want people to fight each other... ( it would have been difficult to <text:s text:c="2"/>manage...)</text:p>
          <text:p text:style-name="P14">-There was boeing of pro EC <text:s/>people</text:p>
          <text:p text:style-name="P14">-In Merafong, it was easy to hold a joint public hearing because a decision had been taken to have Merafong back in GP ( <text:s/>at political level ). But for Matatiele, there was no such consensus... ( Or maybe because the two provinces were still determined to frustrate the wishes of the majority... what was no longer the case in Merafong...) </text:p>
          <text:p text:style-name="P14"/>
        </text:list-item>
        <text:list-item>
          <text:p text:style-name="P14">For further information: <text:a xlink:type="simple" xlink:href="mailto:kubhekam@kznlegislature.gov.za">kubhekam@kznlegislature.gov.za</text:a></text:p>
          <text:p text:style-name="P14"/>
        </text:list-item>
        <text:list-item>
          <text:p text:style-name="P14"/>
        </text:list-item>
        <text:list-item>
          <text:p text:style-name="P14"/>
          <text:p text:style-name="P23">With the chairperson of the local government portfolio committee in GP ... Refiloe Letwaba </text:p>
          <text:p text:style-name="P14"/>
          <text:p text:style-name="P14">* South Africa is a unitary state. It has one fiscus, one tax base. </text:p>
          <text:p text:style-name="P14">* All the stakeholders did not support the cross boundary municipality arrangement. It was in the national interest to do away with this kind of municipalities. </text:p>
          <text:p text:style-name="P14">* the reason why the GP legislature supported Merafong's inclusion in NW is that we all agreed that getting away from cross boundary municipalies was a necessity. When our delegate to the NCOP was presented with the reality that nothing could be amended at the level of the NCOP. We only had either to approve or veto the part of the bill that concerns GP. Since we were in support of the principle to get rid of cross boundary municipalities we decided to change our mandate in support unconditionally the bill. Had we not done so, we would still <text:s/>have Merafong as a cross boundary municipality, what we did <text:s/>not want. </text:p>
        </text:list-item>
        <text:list-item>
          <text:p text:style-name="P14">Democracy is not cast in stone. It evolves... Given that the people of Merafong have remained resistant to this policy, we have been called to reconsider our decision and push for Merafong to return back into GP. But this has the risk of creating a wrong precedent. </text:p>
        </text:list-item>
        <text:list-item>
          <text:p text:style-name="P14">What are the main reasons you considered then when you accepted that Merafong be included in North West? </text:p>
          <text:p text:style-name="P14">- few areas were already excised from <text:s text:c="2"/>NW ( Mabupane, Karanguwa, Wintervela, Kraal...) We did not want to have Merafong in GP as this would <text:s/>have contributed to reduce significantly the province of NW....</text:p>
          <text:p text:style-name="P14">-We looked at what consequences this would have for NW: equitable share, and also representation in the legislature</text:p>
        </text:list-item>
        <text:list-item>
          <text:p text:style-name="P14">Can that particular decision and the current be attributed to ANC leadership? </text:p>
          <text:p text:style-name="P14">-” No decision can be attributed to one person... Anc takes decisions collectivelly</text:p>
        </text:list-item>
      </text:list>
      <text:p text:style-name="Standard"/>
      <text:list text:style-name="L12">
        <text:list-item>
          <text:p text:style-name="P15">A question that seems more interesting in the face of these disputed areas is whether we need provinces... what type of state we are... and what these <text:s/>provinces mean..? this seems to me to be the more fundamental question that we need to ask ourselves </text:p>
        </text:list-item>
      </text:list>
      <text:p text:style-name="Standard"/>
      <text:list text:style-name="L13">
        <text:list-item>
          <text:p text:style-name="P16">Some of the <text:s/>problems we have with boundaries are due to the fact that the first demarcation of regions was wrong. It perpetuated homelands and did not really take into account the <text:s/>necessity to draw boundaries that will promote economic development.</text:p>
        </text:list-item>
      </text:list>
      <text:list text:style-name="L14">
        <text:list-item>
          <text:p text:style-name="P17">Rural revitalisation is important if we have to address these problems effectively.</text:p>
        </text:list-item>
      </text:list>
      <text:list text:style-name="L15">
        <text:list-item>
          <text:p text:style-name="P18">some opposition parties have said that residents in Merafong were intimidated to <text:s text:c="2"/>come forward and voice their <text:s/>support for NW</text:p>
          <text:p text:style-name="P18">R/ These parties should have said <text:s/>so. As far as we are concerned, <text:s/>no party has complained of intimidation. <text:s/></text:p>
        </text:list-item>
        <text:list-item>
          <text:p text:style-name="P18">DA NW, DA <text:s/>Forshville do not support the GP decision... they are the ones who talk <text:s/>of intimidation and insufficient public participation ? </text:p>
          <text:p text:style-name="P18">DA GP <text:s text:c="2"/>has supported our decision. What can I do if Helen Zille is not able <text:s/>to pull together its troops? </text:p>
          <text:p text:style-name="P18">Few individuals in these <text:s/>opposition <text:s/>political <text:s/>parties just protect the interests of their <text:s text:c="2"/>narrow constituency... They want to preserve seats here <text:s/>or there, they look at their very narrow interests. No one tries to see what is in the interest of the majority of the people in that area. What is best for these people putting aside one's political interests. </text:p>
          <text:p text:style-name="P18">I know that FF+ and other small parties can not be happy with this decision. Some will loose their seats in NW legislature, some will loose control over few wards as there might be even redemarcation of wards within the municipality. We will swallow them in <text:s/>some wards they used to control in the past. That is why they are not happy. But why can't they approach blacks and canvas for votes... why do they maintain a racial constituency... We will swallow them. </text:p>
        </text:list-item>
        <text:list-item>
          <text:p text:style-name="P18">What is next for Merafong? </text:p>
          <text:p text:style-name="P18"><text:soft-page-break/>-adjustment <text:s/>of budget... </text:p>
          <text:p text:style-name="P18">-look at transitional mechanism to put in place so that there is smooth transfer to GP</text:p>
          <text:p text:style-name="P18">-we need to restore peace in Khutsong, work for reconciliation and healing... </text:p>
          <text:p text:style-name="P18">-we need to rebuild houses, infrastructure, normalise education </text:p>
        </text:list-item>
        <text:list-item>
          <text:p text:style-name="P18">do you have any idea on the legal cost of this conflict? </text:p>
          <text:p text:style-name="P18">Plus or minus 20 millions </text:p>
        </text:list-item>
      </text:list>
      <text:p text:style-name="Standard"/>
      <text:p text:style-name="P3"/>
      <text:p text:style-name="Standard">Transcription of the briefing by the minister?? of local and provincial government (sicelo...) to the portfolio committee ( by Member Mzisi...) </text:p>
      <text:p text:style-name="Standard"/>
      <text:list text:style-name="L16">
        <text:list-item>
          <text:p text:style-name="P19">Kenneth Kawunda district municipality <text:s text:c="2"/>South District municipality in the North west</text:p>
        </text:list-item>
        <text:list-item>
          <text:p text:style-name="P19">16 amendment bill </text:p>
        </text:list-item>
        <text:list-item>
          <text:p text:style-name="P19">two bills to be read together </text:p>
        </text:list-item>
        <text:list-item>
          <text:p text:style-name="P19">Section 74 of the constitution </text:p>
        </text:list-item>
        <text:list-item>
          <text:p text:style-name="P19">redemarcation of the doctor Kawunda and west rand </text:p>
        </text:list-item>
        <text:list-item>
          <text:p text:style-name="P19">the bill was approved by cabinet on 1 December 2008 </text:p>
        </text:list-item>
        <text:list-item>
          <text:p text:style-name="P19">the bill was publicised for comment 12 Dec 2008</text:p>
        </text:list-item>
        <text:list-item>
          <text:p text:style-name="P19">Closing date for public comment on 11 January 2009</text:p>
        </text:list-item>
        <text:list-item>
          <text:p text:style-name="P19">Financial implications </text:p>
        </text:list-item>
        <text:list-item>
          <text:p text:style-name="P19">The Merafong people were complaining about service delivery </text:p>
        </text:list-item>
        <text:list-item>
          <text:p text:style-name="P19">Organisations in both provinces have been consulted... salga, municipal board, etc... government institutions...</text:p>
        </text:list-item>
        <text:list-item>
          <text:p text:style-name="P19">This may require adjudgement of the budget.... </text:p>
        </text:list-item>
        <text:list-item>
          <text:p text:style-name="P19">the budget for 2008-2009 of GP does not make provision of this shift... </text:p>
        </text:list-item>
        <text:list-item>
          <text:p text:style-name="P19">Comments received: ... Malusi and Mr Neil... citing insufficient consultation...SALGA supports the bill and consulted with all the areas concerned and noted that they all support the bill. SALGA's concern is about implementation date...</text:p>
        </text:list-item>
        <text:list-item>
          <text:p text:style-name="P19">we are going for public hearing... it does not matter whether you are in opposition party or in the ruling party... We will go as a legislature. I don't think <text:s/>it will be wise to seek to score political points. We may just find ourselves in a chaos. </text:p>
        </text:list-item>
        <text:list-item>
          <text:p text:style-name="P19">I don't want us to tell people “ listen... you wanted to go to Gauteng. We listen you and we will take you there... only to find out that they are not able to vote in Gauteng because they are not in Gauteng voter roll. I don't want to find myself in that situation. I had embarrasment enough... </text:p>
        </text:list-item>
        <text:list-item>
          <text:p text:style-name="P19">The shortest bill I have ever seen... </text:p>
        </text:list-item>
        <text:list-item>
          <text:p text:style-name="P19">In 2005, after the public hearing, you gave us the mandate... and we went to parliament and to NCOP to ask for their support so that Merafong is not part of the North West as people want to raim in GP ... and among other peoples, the NW people were there, and they did not even make a comment...I did not know the reason, but the reason came out yesterday from a reprsentative of the NW who sits in that committee (NCOP), .... And <text:s/>the embarrassment we had is that we were confronted by ... who said... yesterday you said Merafong to GP( but the final mandate you gave us said Merafong should go to NW, and today, what are you going to say? ... We responded to them : “we don't take instructions from you... we have to deliberate...you will wait till we deliberate in the committee...( I think this time we will go to the people, to the parliament and have a consistent final mandate...). A representative from NW raised an issue which is a fundamental one : “ it is apparent that NW province is being depleted. Everyone takes a portion of it... And this province is mostly a rural province. What will be the status of this province if things continue to be like this. We could not answer him. What are you going to do to ensure that in the allocation of equitable share to ensure the sustainability of this <text:s text:c="2"/>province . I said to them, look for us the GP, we would be happy to have them back because it will increase the seats . <text:s text:c="2"/>I could understand why they did not support. They also asked the question: this was a bill that affected other municpalities too... Whay are they silent about Matatiele, Why are they silent about Moutse...? <text:s/>Why are they rushing this bill? I could not answer those questions... </text:p>
        </text:list-item>
      </text:list>
      <text:p text:style-name="Standard"/>
      <text:p text:style-name="Standard">Comments of Chairperson</text:p>
      <text:p text:style-name="Standard"/>
      <text:p text:style-name="Standard">Thanks Member</text:p>
      <text:p text:style-name="Standard"/>
      <text:list text:style-name="L17">
        <text:list-item>
          <text:p text:style-name="P20">The issue of voters' roll : we have to educate ourselves on it so that if we are asked questions we <text:soft-page-break/>can answer...</text:p>
        </text:list-item>
        <text:list-item>
          <text:p text:style-name="P20">The issue of depleting NW in favor of GP is a political matter... that may need reflection but it is not really our business now. Our mandate is to go to the people and get their views <text:s/>which will guide the committee when formulating the negotiating mandate...public participation is central to our work. Issues that are going to be raised will guide our deliberation when formulating the negotiating mandate... We will get submissions, opinions, but finally it is us who <text:s/>will reflect on those opinions, evaluate them, and come up with a valuable position on the matter. So public hearings per se are not the final determination, they are merely there to guide the portfolio committee. </text:p>
        </text:list-item>
      </text:list>
      <text:p text:style-name="Standard"/>
      <text:p text:style-name="Standard"><text:s text:c="2"/><text:span text:style-name="T1">Interview with a member of the Demarcation Forum ( SACP- GLADYS) </text:span></text:p>
      <text:list text:style-name="L18">
        <text:list-item>
          <text:p text:style-name="P21">How did you form the Merafong Demarcation Forum?</text:p>
          <text:p text:style-name="P21">R/ <text:s/>we did not disclose that earlier. <text:s/>If we disclosed, it was going to be very difficult for us to achieve our goals. We said SACP Khutsong is going to distance itself from the alliance. Therefore we formed the Merafong Demarcation Forum, but it was SACP lead. It was comprising of any organisation that you would find in Khutsong including political organisations, opposition parties except the ANC. <text:s/>We kind of created a no go area for the ANC, but this we could not tell them. Because if we told them, the ANC itself would have known that we are fighting a loosing battle. We had to keep it within us. <text:s/>We said, let us hold the residents of Merafong and prohibit them from voting. This was our first strategy, that failed during the term of Thabo Mbeki and Terror Lekota. </text:p>
          <text:p text:style-name="P21">We were with taxi associations, businesses, IFP, PAC, UDM, etc other organisations I can't remember. </text:p>
          <text:p text:style-name="P21">What held us together is our meetings... what led to the houses being burnt is not like someone instructed people to go and burn houses. We have been pleading with the government saying “ Please don't relocate us to the NW. <text:s/>There is information that cascading from top to down according to which there are councillors who actually are <text:s/>in favor of the decision to demarcate us to the NW. <text:s/>It was not a matter of people, but of individuals ... the competition in GP is hard. It is not the same in NW. Corruption is also easy. It is not that strict. It is easy to be in power. Corruption is rife. </text:p>
          <text:p text:style-name="P21">For us the people, we knew that <text:s/>service delivery in NW is not the same as in GP. Carlettonville is dominated by mining areas. And these mining areas are becoming poorer and poorer. When the mines were producing, the money went to GP. Now that the money is exhausted, they are taking us to NW. We said: No we cannot be part of NW. How is NW going to develop us as poor as it is. They tried to convince <text:s/>us : we are still in the same country. We said : “ yes we are in the same country, but we <text:s/>are not administered the same way” . They we told ourselves: “ we are not going to sit and accept this decision...” </text:p>
          <text:p text:style-name="P21">The other thing: Terror lekota came here. He is the one who aggravated the situation. His utterances on the media... Where you find people sharing ideas where you find people drinking. Professionals, those working in municipality came here and discuss. Terror Lekota came here, and said he wanted to see <text:s/>comrade Mogale... and Comrade Mogale was somewhere here. And then when Lekota went out... he said he found them <text:s/>in a Shebeen. You see... you don't do that to people who are angry, people who don't want.. you don't force people to do things that they don't want to do. No one in the community planned to burn houses. I don't know... maybe someone did that. But just after that anouncement (when the bill was passed in parliament), we saw seven houses burning... in one instant. (it was the day of the vote). That day of the vote, we had a night vigil, praying that the ANC votes against the bill. The following day it was a stay away...no one went to work. Those who were watching tv learned that the bill was voted for us to be incorporated in the NW. We said : “ we don't have a problem in terms of doing away with your cross boundary municipalities. But let us remain in GP. Let those bills not make us fall under the NW province. The governement decision was that those cross boundary municipalities will be dealt away, hence you will fall automatically in the NW. That is where the problem is. <text:soft-page-break/>The students decided that they are not going to attend the school while they remain under the North West province... That one became one of the most effective ( strategies). </text:p>
        </text:list-item>
        <text:list-item>
          <text:p text:style-name="P21">What happened between the time the bill was enacted and March 2006 elections ? </text:p>
          <text:p text:style-name="P21">R/ - chaos <text:s/>everywhere </text:p>
          <text:p text:style-name="P21"><text:s text:c="5"/>- uprisings everywhere</text:p>
          <text:p text:style-name="P21"><text:s text:c="5"/>- the NW brought the police. They came with <text:s/>the ideology that they will force us to <text:s/>accept the decision. Shooting kids with rubber bullets, sometimes going to school... the students said if we are going to be having the police around our school or chasing us, then <text:s/>we would rather not go to school. There was a period when there was no school at all, maybe for a <text:s/>period of 3 to 6 months, <text:s text:c="2"/>completely no schooling... Teachers were also involved. Taxi associations were also involved( there was no taxi taking anyone outside of the location...) . You would find stones blockading roads, tyres burning... <text:s/>It is now very quiet. Councilors were attacked the day the decision was taken. They were displaced that same day outside Khutsong. They are now in a mining area somewhere...</text:p>
        </text:list-item>
        <text:list-item>
          <text:p text:style-name="P21">Are they still councillors? </text:p>
          <text:p text:style-name="P21">They say yes... they are still under the term that will end in 2011</text:p>
        </text:list-item>
        <text:list-item>
          <text:p text:style-name="P21">When was the MDF formed? </text:p>
          <text:p text:style-name="P21">In 2006. there were <text:s/>meetings before undert the name <text:s/>Anti-NW. We had to change the name. We have no problem with NW, but with demarcation. Anti-NW was derogatory as if we don't like NW. </text:p>
        </text:list-item>
        <text:list-item>
          <text:p text:style-name="P21">Key organisations active MDF? </text:p>
          <text:p text:style-name="P21">-SACP, the driving force </text:p>
          <text:p text:style-name="P21">-UDM, IFP, </text:p>
        </text:list-item>
        <text:list-item>
          <text:p text:style-name="P21">what about ID? ( Other parties used to come when they hear about the visible events? </text:p>
          <text:p text:style-name="P21">Indians also supported us</text:p>
        </text:list-item>
        <text:list-item>
          <text:p text:style-name="P21">Matire, Mogale, Motipe... they lost their job. The two others got reinstated. They were suspended. Mogale was chased completely. ( Badiri high school,) Westonaria high school and then dismissed... We organised ralllies to support comrade Mogale. It was a great mistake to chase Mogale because they made him famous. We used to hire buses to support him during his appearances in the court. He is the spokesperson ( chairperson of the SACP Khutsong). The chairperson is Lebona Mogale(Independent). The deputy chairperson is <text:s/>Jack Matire, the secretary is Yvonne Tabelo, the treasurer is Ich Magodiela?? , <text:s/>I was the transport coordinator9 secretary of the SACP) . </text:p>
          <text:p text:style-name="P21">15:52</text:p>
        </text:list-item>
        <text:list-item>
          <text:p text:style-name="P21">After elections held in March 2006, did the Thabo Mbeki administration take the issue seriously? </text:p>
          <text:p text:style-name="P21">What also made us furious is the statement uttered by Thabo Mbeki at Klersdorp where there was a rally. He said: “ Khutsong residents are just a drop in the ocean... whether they vote or don't vote, it won't make any difference. That is what made us unite and we said: let us show him that that small drop in the ocean can have a big impact in his political life. That is really the statement that held us together... That was one of the crucial deteriorating statements uttered by comrade Mbeki. So then, we told ourselves that we are going to make sure that this area becomes ungovernable. No one was going to pay for services. We told everyone not to pay because we know it is the responsibility of the government to <text:s/>provide us with basic services. Every two months, we held marches. There were some activities. Sometimes, people can get tired. But when we see that government is relaxing... we start again... children will burn tyres... </text:p>
        </text:list-item>
        <text:list-item>
          <text:p text:style-name="P21">How was the NW and government <text:s/>engaging with you? </text:p>
          <text:p text:style-name="P21">- police arrests, police harassment </text:p>
          <text:p text:style-name="P21">-the crime rate also went up: not everyone was comrade. Criminals also took advantage of the situation. </text:p>
        </text:list-item>
        <text:list-item>
          <text:p text:style-name="P21">What are the services that you think that would worsen by you accepting to be part of NW? </text:p>
          <text:p text:style-name="P21">-poverty is deep... when it rains, this area is flooded... go deep and <text:s/>you <text:s text:c="2"/>will see the informal <text:soft-page-break/>settlement and see how miserable the living conditions are... </text:p>
          <text:p text:style-name="P21">-there is also the issue of this being a dolomite area... so government needs to find a place where to relocate people... how don't know how last a IDP house was built in this area... also, you go to the municipal council, only one familly is working there. Nepotism is rife in Merafong... corruption is rife but people will not come up with proper evidence. </text:p>
          <text:p text:style-name="P21">-in terms of transport, <text:s/>it <text:s/>is all about documents. For you to operate, you have to have a licence. 4 hours travel to Mafigeng ( 200R), to Johannesburg ( R 12 by train...) </text:p>
          <text:p text:style-name="P21">-Health facilities also deteriorated... no medecines... there were satellite clinics around this area. Now the NW had to close those satellite clinics. They only left one clinic that does not even have enough resources. ( we had 2 or 3 satellite clinics just at the heart of the location. They were closed because they would not be managed by NW). NGOs are not funded. Let say you were receiving 10 R from GP, now you are given 2.5 by NW. If you are used to run with a certain amount of money, and that money is being cut. How are you going to survive? </text:p>
        </text:list-item>
        <text:list-item>
          <text:p text:style-name="P21">But government promised they will keep the standard of living the same as before...? </text:p>
          <text:p text:style-name="P21">R/ government will always say they are one. But that is not the case. It is very easy to cook information. And the problem is that government officials work from the desks and don't come down to the people and see exactly what is happening on the ground. Let me go down and see what is happening. Does it reflect what I read here. They normally don't do that. When a minister receives a report. Why can he do a surprise visit to see if the report reflect the reality. They don't do that. You only see them during elections. And they disappear and you will see them at next elections again. That is the problem of South Africa. People would say South Africa does not have money. It has money but it is mismanaged. You will be told that you have built 25000 houses. But go to the township, people will tell you they have been staying in this shack for 30 years. <text:s/>And you have a report on your desk. </text:p>
        </text:list-item>
        <text:list-item>
          <text:p text:style-name="P21">How did you react to the court decision that was not satisfactory</text:p>
          <text:p text:style-name="P21">I was there in the court. People were crying. We always had a contingency plan. Let us try this, if it does not But what I like about the judgement is that it did not say you are in North West or you are in Gauteng. It said “ <text:s/>this is a political matter, you must go and resolve the matter politically. <text:s/>That is the statement that satisfies me. That <text:s text:c="2"/>is what encourages us. But also the xenophobic attacks provided an opportunity for us to show that in Merafong, foreigners were welcome. <text:s/>Merafong have always had foreigners as one of the oldest mining areas in this region. You can go to Diesslot, foreigners will tell <text:s/>you I was once in Merafong. We invited foreigners and we said we are not going to let this xenophobia spread... we call the foreigneres ( we want you to come and experience one day in Khutsong. We told them to bring their flags for the sunday meeting. We put it clear that South africa, Thabo Mbeki, their blood is on your head. We said we are not going to fight foreigners. We arranged for a march to Luthuli house. We said we go together : Congolese, Zim, Nigerian, all Africans <text:s/>) and marched to Luthuli house... and . <text:s/>We said Africans are welcome in Khutsong. We said if they chase you in Diesplot. Soweto or elsewhere, come to Khutsong... They did not believe that. It hit them. </text:p>
        </text:list-item>
        <text:list-item>
          <text:p text:style-name="P21">What was the purpose of the march to Luthuli house ? </text:p>
          <text:p text:style-name="P21">Let go an tell this Anc government that cannot even control its own people, and protect foreigners that are <text:s text:c="2"/>in the country that we in khutsong are <text:s/>not going to allow <text:s/>this xenophobic attacks to spread. It was to tell Luthuli house... <text:s/>if you really want “war”, you must insist on us going to NW... For them it was a threat. They realised that if we have engaged foreigners it means we are going to do terrible things and other people will not be easy to be traced... because other <text:s/>came illegally in the country. We went to the Luthuli house and officials of the Anc came <text:s/>down ( Matashe, Jessie, mbalula, Simpiwe nyanda). They managed to understand and listen to us. We engaged in meetings. We even went to Esselen Park.</text:p>
        </text:list-item>
        <text:list-item>
          <text:p text:style-name="P21">What was the Esselen Park meeting for? </text:p>
          <text:p text:style-name="P21">A formal meeting between the Anc and the MDF. That is where we engaged them and told them “ we only want to go back to GP, and then <text:s text:c="2"/>you will see normality and peace. </text:p>
          <text:p text:style-name="P21">The meeting was held in September or October... It was after the court judgement. The ANC <text:soft-page-break/>accepted to take the advice of the court that it is a political matter, you must go and deal with it politically. </text:p>
        </text:list-item>
        <text:list-item>
          <text:p text:style-name="P21">How do you relate the issue of ANC leadership change and the success of <text:s/>your struggle? </text:p>
          <text:p text:style-name="P21">ANC has never failed a case of rivalry. ANC itself has thought <text:s/>that no one could march against the ANC. We think that Khutsong indicated to South Africa that ANC is not an entity that has to be feared. They realised that they are going to loose power. If people start revolting against you here and there... people will start saying... no man I have been fearing this person... but it <text:s/>does not have teeth... We said to then... but you always have said “Batho pele...”, But we have been telling : put our <text:s/>interests first before you... We really think that uprisings in Khutsong had an impact in the change of leadership in ANC... ( did not understant the question...? maybe?). </text:p>
        </text:list-item>
        <text:list-item>
          <text:p text:style-name="P21">If Thabo did not leave the Anc leadership, <text:s/>do you think this issue would have had a positive turn out? </text:p>
          <text:p text:style-name="P21">-It would not have had a positive turn out? </text:p>
          <text:p text:style-name="P21">-because we have been requessting Thabo, Thabo was the master mind behind this all thing</text:p>
          <text:p text:style-name="P21">-him and his team: <text:s/>Mufumadi, Lekota... This proves they would not have done this. Why After they <text:s/>have <text:s/>lost position, <text:s/>and they have left ANC... Lekota is now with COPE... Just after Thabo was recalled, all our culprits are gone... They know <text:s/>the issue of Khutsong dented their image.</text:p>
        </text:list-item>
        <text:list-item>
          <text:p text:style-name="P21">What is left <text:s/>of Khutsong now is reconciliation, it is also changing the mindset, </text:p>
        </text:list-item>
        <text:list-item>
          <text:p text:style-name="P21">The reconciliaton between whom and whom</text:p>
          <text:p text:style-name="P21">-The SACP and ANC...</text:p>
          <text:p text:style-name="P21">-there is division as you could see during the rally... </text:p>
          <text:p text:style-name="P21">-and it is going to take time to heal the division, but just as SA succeeded the peaceful transition, it will also be possible to heal <text:s/>this past. And <text:s text:c="2"/>it is only the SACP that is going to be able to do that. Now the other politital parties are now fighting the SACP, they are saying that the SACP was just using them within the MDF. We are also saying that we are not going to disband the MDF now, it is going to be dangerous. </text:p>
        </text:list-item>
        <text:list-item>
          <text:p text:style-name="P21">What are you not going to disband it now? </text:p>
          <text:p text:style-name="P21">It is true that <text:s text:c="2"/>we <text:s text:c="2"/>have achieved the goal it was set for. But it would be unfair to discard other people <text:s text:c="2"/>and other organisations and just rejoin the ANC and forget completely about people who have been with us and who have helped us so much. So we really have to come up <text:s/>with a strategy to say what are <text:s/>we going to do with the MDF. It was still dominated by ANC, but those small groups that joined us... we must <text:s/>really take care of them, so that they can feel <text:s/>very proud, because what they did was very important to the community at large. This is the challenge we are facing. It takes one's wisdom to see how to deal with this. </text:p>
        </text:list-item>
        <text:list-item>
          <text:p text:style-name="P21">The ANC <text:s/>itself also divided between the pro Mbeki and pro Zuma. The Pro Mbeki were those who were favourable to go to NW...</text:p>
        </text:list-item>
        <text:list-item>
          <text:p text:style-name="P21">Why Khutsong only within Merafong ? </text:p>
          <text:p text:style-name="P21">Other areas were also unhappy. But <text:s/>it <text:s/>takes courage to go to street. Here in Khutsong we could do it... In Forshville, it was not easy. There were also too many informants... In Wedela... only students once... In Carletonville they did not even start. But they took part in our marches. </text:p>
        </text:list-item>
        <text:list-item>
          <text:p text:style-name="P21">Were you supported by white <text:s/>people</text:p>
          <text:p text:style-name="P21">They supported financially, because they don't want to take part in marches or uprisings. </text:p>
        </text:list-item>
        <text:list-item>
          <text:p text:style-name="P21">The whites who came in favor of NW in Carletonville? </text:p>
          <text:p text:style-name="P21">There were <text:s/>only 3 or 4 <text:s/>white men <text:s/>coming in <text:s/>favor of NW, but what <text:s/>you <text:s/>could see was as if they were lobbied by somebody. Maybe someone lobbied them, there is this hearing, let's go and lobby against this thing. You will find that those individuals who wrote those things are political parties members. White people are not in favor of public hearings, arguments unless you are a very active political party member. I think they are FF+ or DA party members. </text:p>
        </text:list-item>
      </text:list>
      <text:p text:style-name="P2"/>
      <text:p text:style-name="P1">Interview with Yvonne Khutsong SACP member ( branch executive member ) and MDF (secretary) </text:p>
      <text:list text:style-name="L19">
        <text:list-item>
          <text:p text:style-name="P22">Main reasons why residents were resisting to the policy?</text:p>
          <text:p text:style-name="P22"><text:soft-page-break/>- service delivery</text:p>
          <text:p text:style-name="P22">-education is the same in NW as in <text:s/>GP, even if people may argue. </text:p>
        </text:list-item>
        <text:list-item>
          <text:p text:style-name="P22">What aspects that you thought that will worsen in NW? </text:p>
          <text:p text:style-name="P22">-education ingeneral </text:p>
          <text:p text:style-name="P22">-300+- went to Taung for matrics... but 120 remained. And 64 <text:s/>of <text:s/>those <text:s/>did <text:s/>not receive their results. And somehow these results were oustanding... those who stayed in Khutsong and wrote the NW <text:s/>paper in Gauteng... the results were printed on a <text:s/>NW provincial logo... from A Malusi... this was a political statement. </text:p>
          <text:p text:style-name="P22">-we were told the students did well. I am not sure because even weak students did succeed... I don't know how it happened... </text:p>
        </text:list-item>
        <text:list-item>
          <text:p text:style-name="P22">What do you say <text:s/>of the teachers who said that they will be better off in the NW? </text:p>
          <text:p text:style-name="P22">Those are teachers from Forshville. Forshville was incorporated in NW in 1995. We only went to NW in 2006. In GP, they give <text:s/>you the money, the school buys the material. In <text:s/>NW, they send you the <text:s/>material that the department has financed. In 2005, Batiri school was supposed to received GP online computers. And other schools in GP already had online computers. But in NW, there was no fund to provide for online computers. Education is going to worsen. In NW, they are ruling us as cows in the kraal. Even as teacher, one is not allowed to say I am not confortable with the NW, you were going to be threatened, <text:s text:c="2"/>you were going to be assimilated with those people who are saying they are not going to be part of the North West province. And these are <text:s/>the conditions you are going to be working with. The conditions were so harsh. You did not have freedom of speech. If I was to abide by the rules of NW, I would even not be able to talk to you now. I <text:s/>would be supposed to call the communicationd department of NW and ask if I can <text:s/>talk to you. He could say no or alternatively say yes, but this is what you are going to say. It was not <text:s/>nice. </text:p>
        </text:list-item>
        <text:list-item>
          <text:p text:style-name="P22">Do you mean that they give less autonomy to their employers? </text:p>
          <text:p text:style-name="P22">Yes. </text:p>
        </text:list-item>
        <text:list-item>
          <text:p text:style-name="P22">Is it only in education or for other departments as well? </text:p>
          <text:p text:style-name="P22">I speak for the department where I am working. But I <text:s/>know that even in the health department, the diabetic people had to share a packet <text:s/>of pills. Whereas in GP, one will have three packets of pills for three months and you come back for check up. In NW, patients will have to share a packet a panado.. and they will say: NW did not send any packet of medicine... </text:p>
        </text:list-item>
        <text:list-item>
          <text:p text:style-name="P22">For ordinary people( the young) , what did they see at stake in they had to go to the NW </text:p>
          <text:p text:style-name="P22">- education for the young</text:p>
          <text:p text:style-name="P22">-fear of change... for most <text:s/>of us. And it has affected us. These four years have appeared as thousand of years. They did <text:s/>help where they could. They did help because it was Khutsong <text:s text:c="2"/>or Merafong that said we are not coming there because of one <text:s/>two three four... and they tried to give to show that our perception were not right... “ how to you say we will not give you materials... here are the materials we are giving you...” . I remember the department director Mvula saying... we know the financial situation of people of Khutsong... we are not going to ask you to go to Mafikeng for workshops” But believe me people were going to Mafikeng for workshops. And people were expected to be in Mafikeng at 8.00 <text:s/>from Khutsong. <text:s/>If I ask 500 or 400 to pay for a quick trip to Mafikeng... the finance department will be told: <text:s/>why are you spending too much money for this person to go to Mafikeng. Can he not take a taxi? </text:p>
        </text:list-item>
        <text:list-item>
          <text:p text:style-name="P22">I was once called. And they said this is a progressive counselling. I was told: “ stay away from the MDF”. “I am sure that you are running MDF from the school. I can prove it beyond reasonable <text:s text:c="2"/>doubt” . They said “ I <text:s text:c="2"/>have your hard drive. I can prove it”. <text:s/>And it was true I was doing some of the organisation work from the school. I <text:s/>know it was for the benefit of the community. </text:p>
        </text:list-item>
        <text:list-item>
          <text:p text:style-name="P22">Teachers got fired? <text:s/>Suspended? </text:p>
          <text:p text:style-name="P22">-Mogale</text:p>
          <text:p text:style-name="P22">-Batire..</text:p>
          <text:p text:style-name="P22">The department <text:s text:c="2"/>said “ either we are going to be with <text:s/>us or against us. And if you are agianst <text:soft-page-break/>us , we are going to deal with you one by one.... They fired Mogale <text:s/>because he was too outspoken. </text:p>
          <text:p text:style-name="P22">-Learners were sitting in classes without teachers... </text:p>
          <text:p text:style-name="P22">-when they want to punish you they would say “ contract tie...” “ they are paying you <text:s/>to be in the classroom. But if you are running away with the MDF... then they are not going to pay you... or they are charging you, they will suspend you, and no one will fire you but you will definitely be out of job” </text:p>
        </text:list-item>
        <text:list-item>
          <text:p text:style-name="P22">Do they give warning before firing anyone... do they follow the procedures ? </text:p>
          <text:p text:style-name="P22">-In 5 April 2006, we received a letter from the department of NW that said “ Welcome to NW” </text:p>
          <text:p text:style-name="P22">-And immediately after the 15 of April, they came with charges and they <text:s text:c="2"/>put before him. </text:p>
          <text:p text:style-name="P22">-Jack Matire..., I <text:s/>don't know how he received his letter</text:p>
          <text:p text:style-name="P22">-The other one, they jumped the fence of his house and put the letter in his house through <text:s/>his window... </text:p>
          <text:p text:style-name="P22">-They came with charges against Mogale. Jome Mogale is not Merafong, he is not Khutsong. He was targetted just because he was outspoken against Khutsong's inclusion in NW. Mogale was fired before even they knew about MDF <text:s text:c="4"/>20.04</text:p>
        </text:list-item>
      </text:list>
      <text:p text:style-name="P2"><text:s text:c="6"/></text:p>
      <text:p text:style-name="P2"/>
      <text:p text:style-name="P2"/>
      <text:list text:style-name="L18">
        <text:list-header>
          <text:p text:style-name="P21"/>
          <text:p text:style-name="P21"/>
        </text:list-header>
      </text:list>
      <text:p text:style-name="P2"><text:s text:c="6"/></text:p>
      <text:p text:style-name="P2"><text:s text:c="5"/></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pitch="variable"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Z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mazembo mavungu</meta:initial-creator>
    <meta:creation-date>2009-04-08T12:41:04</meta:creation-date>
    <dc:date>2009-08-10T11:09:47</dc:date>
    <meta:editing-cycles>71</meta:editing-cycles>
    <meta:editing-duration>P1DT11H35M25S</meta:editing-duration>
    <meta:user-defined meta:name="Info 1"/>
    <meta:user-defined meta:name="Info 2"/>
    <meta:user-defined meta:name="Info 3"/>
    <meta:user-defined meta:name="Info 4"/>
    <meta:document-statistic meta:table-count="0" meta:image-count="0" meta:object-count="0" meta:page-count="14" meta:paragraph-count="247" meta:word-count="7722" meta:character-count="43964"/>
  </office:meta>
</office:document-meta>
</file>